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96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1cm" fo:min-width="2.622cm" fo:padding-top="0.1cm" fo:padding-bottom="0.1cm" fo:padding-left="0.1cm" fo:padding-right="0.1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4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79cm" svg:stroke-color="#ff0000" draw:stroke-linejoin="miter" draw:fill="none" draw:fill-color="#ffffff" draw:textarea-horizontal-align="justify" draw:textarea-vertical-align="middle" draw:auto-grow-height="false" fo:min-height="0.527cm" fo:min-width="1.765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8cm" fo:min-width="2.87cm" fo:padding-top="0.6cm" fo:padding-bottom="0.13cm" fo:padding-left="0.1cm" fo:padding-right="0.1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language="en" fo:country="US"/>
    </style:style>
    <style:style style:name="P13" style:family="paragraph">
      <style:paragraph-properties fo:margin-left="0cm" fo:margin-right="0cm" fo:text-align="start" fo:text-indent="0cm" style:punctuation-wrap="hanging" style:line-break="strict" style:writing-mode="lr-tb"/>
      <style:text-properties fo:language="en" fo:country="US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en" fo:country="US"/>
    </style:style>
    <style:style style:name="P1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 fo:language="en" fo:country="U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fo:font-weight="bold" style:font-weight-asian="bold" style:font-weight-complex="bold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18pt" fo:language="en" fo:country="US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/>
      <style:text-properties style:use-window-font-color="true"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use-window-font-color="true"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26" style:family="paragraph">
      <style:paragraph-properties fo:margin-left="0cm" fo:margin-right="0cm" fo:text-align="end" fo:text-indent="0cm" style:punctuation-wrap="hanging" style:line-break="strict" style:writing-mode="lr-tb"/>
      <style:text-properties fo:font-size="15pt" fo:language="en" fo:country="US" style:font-size-asian="15pt" style:font-size-complex="15pt"/>
    </style:style>
    <style:style style:name="P27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5pt" fo:language="en" fo:country="US" style:font-size-asian="15pt" style:font-size-complex="15pt"/>
    </style:style>
    <style:style style:name="P28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6" style:family="text">
      <style:text-properties fo:font-size="14pt" fo:language="cs" fo:country="CZ" style:font-size-asian="14pt" style:font-size-complex="14pt"/>
    </style:style>
    <style:style style:name="T7" style:family="text">
      <style:text-properties style:font-name="Arial Narrow" fo:font-size="14pt" fo:language="en" fo:country="US" style:font-size-asian="14pt" style:font-size-complex="14pt"/>
    </style:style>
    <style:style style:name="T8" style:family="text">
      <style:text-properties style:font-name="Arial" fo:font-size="14pt" fo:language="cs" fo:country="CZ" fo:font-weight="bold" style:font-size-asian="14pt" style:font-weight-asian="bold" style:font-size-complex="14pt" style:font-weight-complex="bold"/>
    </style:style>
    <style:style style:name="T9" style:family="text">
      <style:text-properties fo:font-size="18pt" fo:language="cs" fo:country="CZ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font-name="Arial" fo:font-size="14pt" fo:language="cs" fo:country="CZ" fo:font-weight="normal" style:font-size-asian="14pt" style:font-weight-asian="normal" style:font-size-complex="14pt" style:font-weight-complex="normal"/>
    </style:style>
    <style:style style:name="T11" style:family="text">
      <style:text-properties fo:font-size="16pt" fo:language="cs" fo:country="CZ" style:font-size-asian="16pt" style:font-size-complex="16pt"/>
    </style:style>
    <style:style style:name="T12" style:family="text">
      <style:text-properties style:font-name="Arial" fo:font-size="14pt" fo:language="cs" fo:country="CZ" fo:font-weight="normal" style:font-size-asian="14pt" style:font-weight-asian="normal" style:font-size-complex="14pt" style:font-weight-complex="normal"/>
    </style:style>
    <style:style style:name="T13" style:family="text">
      <style:text-properties fo:font-size="15pt" fo:language="cs" fo:country="CZ" style:font-size-asian="15pt" style:font-size-complex="15pt"/>
    </style:style>
    <style:style style:name="T14" style:family="text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Arial" fo:font-size="14pt" fo:language="en" fo:country="US" fo:font-weight="bold" style:font-size-asian="14pt" style:font-weight-asian="bold" style:font-size-complex="14pt" style:font-weight-complex="bold"/>
    </style:style>
    <style:style style:name="T16" style:family="text">
      <style:text-properties fo:color="#666666" style:font-name="Arial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204" draw:style-name="gr1" draw:text-style-name="P1" draw:layer="layout" svg:x1="13.723cm" svg:y1="9.334cm" svg:x2="11.315cm" svg:y2="9.334cm">
          <text:p/>
        </draw:line>
        <draw:line draw:name="Rovná spojnica 230" draw:style-name="gr1" draw:text-style-name="P1" draw:layer="layout" svg:x1="13.251cm" svg:y1="10.52cm" svg:x2="19.067cm" svg:y2="10.524cm">
          <text:p/>
        </draw:line>
        <draw:line draw:name="Rovná spojnica 231" draw:style-name="gr1" draw:text-style-name="P1" draw:layer="layout" svg:x1="13.244cm" svg:y1="10.52cm" svg:x2="13.249cm" svg:y2="9.338cm">
          <text:p/>
        </draw:line>
        <draw:line draw:name="Rovná spojnica 206" draw:style-name="gr1" draw:text-style-name="P1" draw:layer="layout" svg:x1="14.146cm" svg:y1="9.603cm" svg:x2="15.588cm" svg:y2="9.607cm">
          <text:p/>
        </draw:line>
        <draw:line draw:name="Rovná spojnica 208" draw:style-name="gr2" draw:text-style-name="P1" draw:layer="layout" svg:x1="18.419cm" svg:y1="8.859cm" svg:x2="18.423cm" svg:y2="6.623cm">
          <text:p/>
        </draw:line>
        <draw:line draw:name="Rovná spojnica 209" draw:style-name="gr2" draw:text-style-name="P1" draw:layer="layout" svg:x1="18.423cm" svg:y1="6.614cm" svg:x2="22.427cm" svg:y2="6.618cm">
          <text:p/>
        </draw:line>
        <draw:line draw:name="Rovná spojnica 210" draw:style-name="gr2" draw:text-style-name="P1" draw:layer="layout" svg:x1="22.431cm" svg:y1="6.623cm" svg:x2="22.426cm" svg:y2="8.162cm">
          <text:p/>
        </draw:line>
        <draw:line draw:name="Rovná spojnica 212" draw:style-name="gr2" draw:text-style-name="P1" draw:layer="layout" svg:x1="22.427cm" svg:y1="8.144cm" svg:x2="23.115cm" svg:y2="8.149cm">
          <text:p/>
        </draw:line>
        <draw:line draw:name="Rovná spojnica 213" draw:style-name="gr1" draw:text-style-name="P1" draw:layer="layout" svg:x1="19.892cm" svg:y1="8.907cm" svg:x2="23.221cm" svg:y2="8.911cm">
          <text:p/>
        </draw:line>
        <draw:line draw:name="Rovná spojnica 187" draw:style-name="gr3" draw:text-style-name="P1" draw:layer="layout" svg:x1="7.302cm" svg:y1="10.099cm" svg:x2="8.793cm" svg:y2="10.102cm">
          <text:p/>
        </draw:line>
        <draw:line draw:name="Rovná spojnica 83" draw:style-name="gr3" draw:text-style-name="P1" draw:layer="layout" svg:x1="7.346cm" svg:y1="9.344cm" svg:x2="8.934cm" svg:y2="9.348cm">
          <text:p/>
        </draw:line>
        <draw:line draw:name="Rovná spojnica 195" draw:style-name="gr2" draw:text-style-name="P1" draw:layer="layout" svg:x1="6.508cm" svg:y1="15.081cm" svg:x2="6.489cm" svg:y2="10.786cm">
          <text:p/>
        </draw:line>
        <draw:line draw:name="Rovná spojnica 197" draw:style-name="gr2" draw:text-style-name="P1" draw:layer="layout" svg:x1="6.486cm" svg:y1="10.787cm" svg:x2="8.793cm" svg:y2="10.791cm">
          <text:p/>
        </draw:line>
        <draw:line draw:name="Rovná spojnica 144" draw:style-name="gr3" draw:text-style-name="P1" draw:layer="layout" svg:x1="15.777cm" svg:y1="7.096cm" svg:x2="15.773cm" svg:y2="7.889cm">
          <text:p/>
        </draw:line>
        <draw:line draw:name="Rovná spojnica 68" draw:style-name="gr1" draw:text-style-name="P1" draw:layer="layout" svg:x1="1.274cm" svg:y1="8.401cm" svg:x2="1.988cm" svg:y2="8.405cm">
          <text:p/>
        </draw:line>
        <draw:line draw:name="Rovná spojnica 70" draw:style-name="gr1" draw:text-style-name="P1" draw:layer="layout" svg:x1="2.385cm" svg:y1="8.405cm" svg:x2="5.362cm" svg:y2="8.41cm">
          <text:p/>
        </draw:line>
        <draw:line draw:name="Rovná spojnica 73" draw:style-name="gr1" draw:text-style-name="P1" draw:layer="layout" svg:x1="5.362cm" svg:y1="8.409cm" svg:x2="7.346cm" svg:y2="8.404cm">
          <text:p/>
        </draw:line>
        <draw:line draw:name="Rovná spojnica 85" draw:style-name="gr1" draw:text-style-name="P1" draw:layer="layout" svg:x1="7.35cm" svg:y1="8.207cm" svg:x2="7.345cm" svg:y2="13.763cm">
          <text:p/>
        </draw:line>
        <draw:line draw:name="Rovná spojnica 122" draw:style-name="gr2" draw:text-style-name="P1" draw:layer="layout" svg:x1="11.315cm" svg:y1="8.158cm" svg:x2="15.588cm" svg:y2="8.154cm">
          <text:p/>
        </draw:line>
        <draw:line draw:name="Rovná spojnica 127" draw:style-name="gr2" draw:text-style-name="P1" draw:layer="layout" svg:x1="15.773cm" svg:y1="8.907cm" svg:x2="19.094cm" svg:y2="8.894cm">
          <text:p/>
        </draw:line>
        <draw:line draw:name="Rovná spojnica 211" draw:style-name="gr2" draw:text-style-name="P1" draw:layer="layout" svg:x1="13.537cm" svg:y1="13.569cm" svg:x2="11.315cm" svg:y2="13.565cm">
          <text:p/>
        </draw:line>
        <draw:line draw:name="Rovná spojnica 97" draw:style-name="gr4" draw:text-style-name="P1" draw:layer="layout" svg:x1="7.346cm" svg:y1="8.207cm" svg:x2="8.934cm" svg:y2="8.211cm">
          <text:p/>
        </draw:line>
        <draw:line draw:name="Rovná spojnica 102" draw:style-name="gr4" draw:text-style-name="P1" draw:layer="layout" svg:x1="7.346cm" svg:y1="13.763cm" svg:x2="8.36cm" svg:y2="13.753cm">
          <text:p/>
        </draw:line>
        <draw:line draw:name="Rovná spojnica 215" draw:style-name="gr3" draw:text-style-name="P1" draw:layer="layout" svg:x1="17.995cm" svg:y1="8.205cm" svg:x2="16.314cm" svg:y2="8.218cm">
          <text:p/>
        </draw:line>
        <draw:line draw:name="Rovná spojnica 221" draw:style-name="gr3" draw:text-style-name="P1" draw:layer="layout" svg:x1="2.2cm" svg:y1="7.809cm" svg:x2="2.204cm" svg:y2="7.492cm">
          <text:p/>
        </draw:line>
        <draw:line draw:name="Rovná spojnica 223" draw:style-name="gr3" draw:text-style-name="P1" draw:layer="layout" svg:x1="9.194cm" svg:y1="7.493cm" svg:x2="9.198cm" svg:y2="7.175cm">
          <text:p/>
        </draw:line>
        <draw:custom-shape draw:name="BlokTextu 234" draw:style-name="gr5" draw:text-style-name="P3" draw:layer="layout" svg:width="0.998cm" svg:height="0.793cm" svg:x="1.025cm" svg:y="7.695cm">
          <text:list text:style-name="L1">
            <text:list-header>
              <text:p text:style-name="P2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6" draw:text-style-name="P5" draw:layer="layout" svg:width="0.888cm" svg:height="0.793cm" svg:x="2.369cm" svg:y="7.651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7" draw:text-style-name="P7" draw:layer="layout" svg:width="1.171cm" svg:height="0.793cm" svg:x="5.86cm" svg:y="7.612cm">
          <text:list text:style-name="L1">
            <text:list-header>
              <text:p text:style-name="P6"><text:span text:style-name="T2">I</text:span><text:span text:style-name="T2">n</text:span><text:span text:style-name="T2">s</text:span><text:span text:style-name="T2">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8" draw:text-style-name="P7" draw:layer="layout" svg:width="1.277cm" svg:height="0.793cm" svg:x="14.157cm" svg:y="7.334cm">
          <text:list text:style-name="L1">
            <text:list-header>
              <text:p text:style-name="P6"><text:span text:style-name="T2">S</text:span><text:span text:style-name="T2">r</text:span><text:span text:style-name="T2">c</text:span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9" draw:text-style-name="P7" draw:layer="layout" svg:width="1.277cm" svg:height="0.793cm" svg:x="14.171cm" svg:y="8.882cm">
          <text:list text:style-name="L1">
            <text:list-header>
              <text:p text:style-name="P6"><text:span text:style-name="T2">S</text:span><text:span text:style-name="T2">r</text:span><text:span text:style-name="T2">c</text:span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10" draw:text-style-name="P7" draw:layer="layout" svg:width="1.218cm" svg:height="0.793cm" svg:x="16.807cm" svg:y="7.365cm">
          <text:list text:style-name="L1">
            <text:list-header>
              <text:p text:style-name="P6"><text:span text:style-name="T2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11" draw:text-style-name="P3" draw:layer="layout" svg:width="1.718cm" svg:height="0.793cm" svg:x="16.781cm" svg:y="8.767cm">
          <text:list text:style-name="L1">
            <text:list-header>
              <text:p text:style-name="P2"><text:span text:style-name="T2">AluO</text:span><text:span text:style-name="T2">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12" draw:text-style-name="P7" draw:layer="layout" svg:width="2.154cm" svg:height="0.793cm" svg:x="11.809cm" svg:y="13.393cm">
          <text:list text:style-name="L1">
            <text:list-header>
              <text:p text:style-name="P6"><text:span text:style-name="T2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13" draw:text-style-name="P3" draw:layer="layout" svg:width="2.429cm" svg:height="0.793cm" svg:x="21.246cm" svg:y="8.983cm">
          <text:list text:style-name="L1">
            <text:list-header>
              <text:p text:style-name="P2"><text:span text:style-name="T2">ReadDa</text:span><text:span text:style-name="T2">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3" draw:text-style-name="P1" draw:layer="layout" svg:x1="19.325cm" svg:y1="7.412cm" svg:x2="19.33cm" svg:y2="7.095cm">
          <text:p/>
        </draw:line>
        <draw:g draw:name="Skupina 19">
          <draw:custom-shape draw:name="Obdĺžnik 6" draw:style-name="gr14" draw:text-style-name="P9" draw:layer="layout" svg:width="2.183cm" svg:height="3.77cm" svg:x="3.179cm" svg:y="7.413cm">
            <text:list text:style-name="L2">
              <text:list-header>
                <text:p text:style-name="P8"><text:span text:style-name="T3"/></text:p>
                <text:p text:style-name="P8"><text:span text:style-name="T4">I</text:span><text:span text:style-name="T4">n</text:span><text:span text:style-name="T4">s</text:span><text:span text:style-name="T4">t</text:span><text:span text:style-name="T4">r</text:span><text:span text:style-name="T4">.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15" draw:text-style-name="P10" draw:layer="layout" svg:width="2.183cm" svg:height="0.877cm" svg:x="3.179cm" svg:y="7.969cm">
            <text:p text:style-name="P8"><text:span text:style-name="T5">A</text:span><text:span text:style-name="T5"> </text:span><text:span text:style-name="T5"><text:s/></text:span><text:span text:style-name="T5"><text:s/></text:span><text:span text:style-name="T5">R</text:span><text:span text:style-name="T5">D</text:span></text:p>
            <draw:enhanced-geometry svg:viewBox="0 0 21600 21600" draw:type="mso-spt202" draw:enhanced-path="M 0 0 L 21600 0 21600 21600 0 21600 0 0 Z N"/>
          </draw:custom-shape>
        </draw:g>
        <draw:custom-shape draw:name="Voľná forma 14" draw:style-name="gr16" draw:text-style-name="P9" draw:layer="layout" svg:width="1.032cm" svg:height="2.461cm" svg:x="15.297cm" svg:y="7.638cm">
          <text:p/>
          <draw:enhanced-geometry svg:viewBox="0 0 371475 885825" draw:extrusion-allowed="true" draw:text-areas="0 0 371475 885825" draw:glue-points="0 0 371475 114300 361950 781050 9525 885825 0 504825 171450 457200 9525 390525 0 0 171450 457200" draw:type="mso-spt100" draw:enhanced-path="M 0 0 L 371475 114300 361950 781050 9525 885825 0 504825 171450 457200 9525 390525 0 0 Z N"/>
        </draw:custom-shape>
        <draw:g draw:name="Skupina 24">
          <draw:custom-shape draw:name="Obdĺžnik 15" draw:style-name="gr14" draw:text-style-name="P9" draw:layer="layout" svg:width="2.183cm" svg:height="3.77cm" svg:x="18.657cm" svg:y="7.413cm">
            <text:list text:style-name="L2">
              <text:list-header>
                <text:p text:style-name="P8"><text:span text:style-name="T3"/></text:p>
                <text:p text:style-name="P8"><text:span text:style-name="T6">Da</text:span><text:span text:style-name="T6">ta </text:span><text:span text:style-name="T6">Me</text:span><text:span text:style-name="T6">mo</text:span><text:span text:style-name="T6">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6" draw:style-name="gr15" draw:text-style-name="P10" draw:layer="layout" svg:width="2.434cm" svg:height="0.877cm" svg:x="18.578cm" svg:y="8.366cm">
            <text:p text:style-name="P8"><text:span text:style-name="T5">A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R</text:span><text:span text:style-name="T5">D</text:span></text:p>
            <draw:enhanced-geometry svg:viewBox="0 0 21600 21600" draw:type="mso-spt202" draw:enhanced-path="M 0 0 L 21600 0 21600 21600 0 21600 0 0 Z N"/>
          </draw:custom-shape>
          <draw:custom-shape draw:name="BlokTextu 17" draw:style-name="gr15" draw:text-style-name="P10" draw:layer="layout" svg:width="1.389cm" svg:height="0.877cm" svg:x="18.657cm" svg:y="10.191cm">
            <text:p text:style-name="P8"><text:span text:style-name="T5">W</text:span><text:span text:style-name="T5">D</text:span></text:p>
            <draw:enhanced-geometry svg:viewBox="0 0 21600 21600" draw:type="mso-spt202" draw:enhanced-path="M 0 0 L 21600 0 21600 21600 0 21600 0 0 Z N"/>
          </draw:custom-shape>
          <draw:custom-shape draw:name="BlokTextu 18" draw:style-name="gr15" draw:text-style-name="P10" draw:layer="layout" svg:width="1.389cm" svg:height="0.877cm" svg:x="19.517cm" svg:y="7.413cm">
            <text:p text:style-name="P8"><text:span text:style-name="T5">W</text:span><text:span text:style-name="T5">E</text:span></text:p>
            <draw:enhanced-geometry svg:viewBox="0 0 21600 21600" draw:type="mso-spt202" draw:enhanced-path="M 0 0 L 21600 0 21600 21600 0 21600 0 0 Z N"/>
          </draw:custom-shape>
          <draw:custom-shape draw:name="Rovnoramenný trojuholník 21" draw:style-name="gr17" draw:text-style-name="P11" draw:layer="layout" svg:width="0.397cm" svg:height="0.396cm" svg:x="19.094cm" svg:y="7.413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Skupina 23">
          <draw:custom-shape draw:name="Obdĺžnik 9" draw:style-name="gr18" draw:text-style-name="P9" draw:layer="layout" svg:width="2.822cm" svg:height="3.691cm" svg:x="8.793cm" svg:y="7.492cm">
            <text:list text:style-name="L2">
              <text:list-header>
                <text:p text:style-name="P8"><text:span text:style-name="T3"/></text:p>
                <text:p text:style-name="P8"><text:span text:style-name="T3"/></text:p>
                <text:p text:style-name="P12"><text:span text:style-name="T3"/></text:p>
                <text:p text:style-name="P12"><text:span text:style-name="T3"/></text:p>
                <text:p text:style-name="P12"><text:span text:style-name="T6">Reg.</text:span></text:p>
                <text:p text:style-name="P12"><text:span text:style-name="T6"><text:s text:c="2"/></text:span><text:span text:style-name="T6">Fi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10" draw:style-name="gr15" draw:text-style-name="P10" draw:layer="layout" svg:width="2.822cm" svg:height="0.877cm" svg:x="8.793cm" svg:y="7.718cm">
            <text:p text:style-name="P8"><text:span text:style-name="T5">A</text:span><text:span text:style-name="T5">1 </text:span><text:span text:style-name="T5"><text:s text:c="3"/></text:span><text:span text:style-name="T5">R</text:span><text:span text:style-name="T5">D</text:span><text:span text:style-name="T5">1</text:span></text:p>
            <draw:enhanced-geometry svg:viewBox="0 0 21600 21600" draw:type="mso-spt202" draw:enhanced-path="M 0 0 L 21600 0 21600 21600 0 21600 0 0 Z N"/>
          </draw:custom-shape>
          <draw:custom-shape draw:name="BlokTextu 11" draw:style-name="gr15" draw:text-style-name="P10" draw:layer="layout" svg:width="2.822cm" svg:height="0.877cm" svg:x="8.793cm" svg:y="8.749cm">
            <text:p text:style-name="P8"><text:span text:style-name="T5">A</text:span><text:span text:style-name="T5">2 </text:span><text:span text:style-name="T5"><text:s text:c="3"/></text:span><text:span text:style-name="T5">R</text:span><text:span text:style-name="T5">D</text:span><text:span text:style-name="T5">2</text:span></text:p>
            <draw:enhanced-geometry svg:viewBox="0 0 21600 21600" draw:type="mso-spt202" draw:enhanced-path="M 0 0 L 21600 0 21600 21600 0 21600 0 0 Z N"/>
          </draw:custom-shape>
          <draw:custom-shape draw:name="BlokTextu 12" draw:style-name="gr15" draw:text-style-name="P14" draw:layer="layout" svg:width="1.587cm" svg:height="1.553cm" svg:x="8.793cm" svg:y="9.517cm">
            <text:p text:style-name="P13"><text:span text:style-name="T5">A</text:span><text:span text:style-name="T5">3</text:span></text:p>
            <text:p text:style-name="P13"><text:span text:style-name="T5">W</text:span><text:span text:style-name="T5">D</text:span><text:span text:style-name="T5">3</text:span></text:p>
            <draw:enhanced-geometry svg:viewBox="0 0 21600 21600" draw:type="mso-spt202" draw:enhanced-path="M 0 0 L 21600 0 21600 21600 0 21600 0 0 Z N"/>
          </draw:custom-shape>
          <draw:custom-shape draw:name="BlokTextu 13" draw:style-name="gr15" draw:text-style-name="P14" draw:layer="layout" svg:width="1.587cm" svg:height="0.877cm" svg:x="9.534cm" svg:y="7.268cm">
            <text:p text:style-name="P13"><text:span text:style-name="T5">W</text:span><text:span text:style-name="T5">E</text:span><text:span text:style-name="T5">3</text:span></text:p>
            <draw:enhanced-geometry svg:viewBox="0 0 21600 21600" draw:type="mso-spt202" draw:enhanced-path="M 0 0 L 21600 0 21600 21600 0 21600 0 0 Z N"/>
          </draw:custom-shape>
          <draw:custom-shape draw:name="Rovnoramenný trojuholník 22" draw:style-name="gr17" draw:text-style-name="P11" draw:layer="layout" svg:width="0.352cm" svg:height="0.396cm" svg:x="9.004cm" svg:y="7.49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Obdĺžnik 53" draw:style-name="gr19" draw:text-style-name="P11" draw:layer="layout" svg:width="0.397cm" svg:height="1.191cm" svg:x="1.988cm" svg:y="7.81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7" draw:text-style-name="P11" draw:layer="layout" svg:width="0.397cm" svg:height="0.397cm" svg:x="1.988cm" svg:y="7.768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71" draw:style-name="gr20" draw:text-style-name="P16" draw:layer="layout" svg:width="0.989cm" svg:height="0.793cm" svg:x="15.358cm" svg:y="8.008cm">
          <text:list text:style-name="L1">
            <text:list-header>
              <text:p text:style-name="P15"><text:span text:style-name="T7">A</text:span><text:span text:style-name="T7">L</text:span><text:span text:style-name="T7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47" draw:style-name="gr21" draw:text-style-name="P18" draw:layer="layout" svg:width="2.971cm" svg:height="0.793cm" svg:x="14.497cm" svg:y="6.346cm">
          <text:list text:style-name="L1">
            <text:list-header>
              <text:p text:style-name="P17"><text:span text:style-name="T8">A</text:span><text:span text:style-name="T8">L</text:span><text:span text:style-name="T8">U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4" draw:style-name="gr3" draw:text-style-name="P1" draw:layer="layout" svg:x1="10.273cm" svg:y1="7.492cm" svg:x2="10.278cm" svg:y2="6.672cm">
          <text:p/>
        </draw:line>
        <draw:custom-shape draw:name="BlokTextu 65" draw:style-name="gr22" draw:text-style-name="P7" draw:layer="layout" svg:width="3.237cm" svg:height="0.793cm" svg:x="8.259cm" svg:y="5.905cm">
          <text:list text:style-name="L1">
            <text:list-header>
              <text:p text:style-name="P6"><text:span text:style-name="T1">RegWrite = 1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193" draw:style-name="gr2" draw:text-style-name="P1" draw:layer="layout" svg:x1="24.209cm" svg:y1="15.081cm" svg:x2="6.508cm" svg:y2="15.081cm">
          <text:p/>
        </draw:line>
        <draw:line draw:name="Rovná spojnica 80" draw:style-name="gr1" draw:text-style-name="P1" draw:layer="layout" svg:x1="3.959cm" svg:y1="12.783cm" svg:x2="5.163cm" svg:y2="12.77cm">
          <text:p/>
        </draw:line>
        <draw:line draw:name="Rovná spojnica 68_0" draw:style-name="gr1" draw:text-style-name="P1" draw:layer="layout" svg:x1="0.379cm" svg:y1="8.401cm" svg:x2="1.988cm" svg:y2="8.405cm">
          <text:p/>
        </draw:line>
        <draw:line draw:name="Rovná spojnica 66" draw:style-name="gr1" draw:text-style-name="P1" draw:layer="layout" svg:x1="2.984cm" svg:y1="8.405cm" svg:x2="2.979cm" svg:y2="11.977cm">
          <text:p/>
        </draw:line>
        <draw:line draw:name="Rovná spojnica 67" draw:style-name="gr1" draw:text-style-name="P1" draw:layer="layout" svg:x1="2.98cm" svg:y1="11.977cm" svg:x2="3.576cm" svg:y2="11.982cm">
          <text:p/>
        </draw:line>
        <draw:line draw:name="Rovná spojnica 69" draw:style-name="gr1" draw:text-style-name="P1" draw:layer="layout" svg:x1="2.98cm" svg:y1="13.565cm" svg:x2="3.576cm" svg:y2="13.569cm">
          <text:p/>
        </draw:line>
        <draw:line draw:name="Rovná spojnica 71" draw:style-name="gr1" draw:text-style-name="P1" draw:layer="layout" svg:x1="5.167cm" svg:y1="12.771cm" svg:x2="5.162cm" svg:y2="14.954cm">
          <text:p/>
        </draw:line>
        <draw:line draw:name="Rovná spojnica 74" draw:style-name="gr1" draw:text-style-name="P1" draw:layer="layout" svg:x1="0.401cm" svg:y1="14.963cm" svg:x2="0.379cm" svg:y2="8.401cm">
          <text:p/>
        </draw:line>
        <draw:custom-shape draw:name="BlokTextu 75" draw:style-name="gr23" draw:text-style-name="P20" draw:layer="layout" svg:width="1.017cm" svg:height="0.937cm" svg:x="2.057cm" svg:y="13.097cm">
          <text:list text:style-name="L2">
            <text:list-header>
              <text:p text:style-name="P19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76" draw:style-name="gr16" draw:text-style-name="P11" draw:layer="layout" svg:width="1.032cm" svg:height="2.461cm" svg:x="3.483cm" svg:y="11.514cm">
          <text:p/>
          <draw:enhanced-geometry svg:viewBox="0 0 371475 885825" draw:extrusion-allowed="true" draw:text-areas="0 0 371475 885825" draw:glue-points="0 0 371475 114300 361950 781050 9525 885825 0 504825 171450 457200 9525 390525 0 0" draw:type="mso-spt100" draw:enhanced-path="M 0 0 L 371475 114300 361950 781050 9525 885825 0 504825 171450 457200 9525 390525 0 0 Z N"/>
        </draw:custom-shape>
        <draw:custom-shape draw:name="BlokTextu 82" draw:style-name="gr24" draw:text-style-name="P7" draw:layer="layout" svg:width="2.128cm" svg:height="0.793cm" svg:x="0.77cm" svg:y="14.239cm">
          <text:list text:style-name="L1">
            <text:list-header>
              <text:p text:style-name="P6"><text:span text:style-name="T2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2" draw:style-name="gr1" draw:text-style-name="P1" draw:layer="layout" svg:x1="5.163cm" svg:y1="14.962cm" svg:x2="0.401cm" svg:y2="14.957cm">
          <text:p/>
        </draw:line>
        <draw:custom-shape draw:name="BlokTextu 77" draw:style-name="gr15" draw:text-style-name="P20" draw:layer="layout" svg:width="0.993cm" svg:height="0.963cm" svg:x="3.788cm" svg:y="12.308cm">
          <text:list text:style-name="L2">
            <text:list-header>
              <text:p text:style-name="P19"><text:span text:style-name="T9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6" draw:style-name="gr3" draw:text-style-name="P1" draw:layer="layout" svg:x1="14.041cm" svg:y1="9.066cm" svg:x2="14.045cm" svg:y2="6.028cm">
          <text:p/>
        </draw:line>
        <draw:custom-shape draw:name="BlokTextu 265" draw:style-name="gr25" draw:text-style-name="P22" draw:layer="layout" svg:width="2.75cm" svg:height="0.793cm" svg:x="12.988cm" svg:y="5.141cm">
          <text:list text:style-name="L1">
            <text:list-header>
              <text:p text:style-name="P21"><text:span text:style-name="T10">ALUSrc 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25" draw:style-name="gr2" draw:text-style-name="P1" draw:layer="layout" svg:x1="24.212cm" svg:y1="8.579cm" svg:x2="23.617cm" svg:y2="8.574cm">
          <text:p/>
        </draw:line>
        <draw:line draw:name="Rovná spojnica 226" draw:style-name="gr2" draw:text-style-name="P1" draw:layer="layout" svg:x1="24.222cm" svg:y1="8.575cm" svg:x2="24.209cm" svg:y2="15.081cm">
          <text:p/>
        </draw:line>
        <draw:line draw:name="Rovná spojnica 95" draw:style-name="gr3" draw:text-style-name="P1" draw:layer="layout" svg:x1="23.327cm" svg:y1="7.966cm" svg:x2="23.327cm" svg:y2="6.171cm">
          <text:p/>
        </draw:line>
        <draw:custom-shape draw:name="BlokTextu 118" draw:style-name="gr26" draw:text-style-name="P3" draw:layer="layout" svg:width="1.607cm" svg:height="0.793cm" svg:x="23.648cm" svg:y="7.848cm">
          <text:list text:style-name="L1">
            <text:list-header>
              <text:p text:style-name="P2"><text:span text:style-name="T2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38">
          <draw:custom-shape draw:name="Lichobežník 39" draw:style-name="gr27" draw:text-style-name="P9" draw:layer="layout" svg:width="1.266cm" svg:height="0.595cm" draw:transform="rotate (-1.5707963267949) translate (23.617cm 7.887cm)">
            <text:p/>
            <draw:enhanced-geometry svg:viewBox="0 0 455467 214314" draw:extrusion-allowed="true" draw:text-areas="39991 18817 415476 214314" draw:glue-points="227734 0 29993 107157 227734 214314 425474 107157 455467 214314 455467 214314" draw:type="mso-spt100" draw:enhanced-path="M 0 214314 L 59986 0 395481 0 455467 214314 Z N"/>
          </draw:custom-shape>
          <draw:custom-shape draw:name="BlokTextu 40" draw:style-name="gr28" draw:text-style-name="P10" draw:layer="layout" svg:width="0.515cm" svg:height="0.877cm" svg:x="23.024cm" svg:y="7.808cm">
            <text:p text:style-name="P8"><text:span text:style-name="T11">0</text:span></text:p>
            <draw:enhanced-geometry svg:viewBox="0 0 21600 21600" draw:type="mso-spt202" draw:enhanced-path="M 0 0 L 21600 0 21600 21600 0 21600 0 0 Z N"/>
          </draw:custom-shape>
          <draw:custom-shape draw:name="BlokTextu 41" draw:style-name="gr28" draw:text-style-name="P10" draw:layer="layout" svg:width="0.515cm" svg:height="0.877cm" svg:x="23.05cm" svg:y="8.337cm">
            <text:p text:style-name="P8"><text:span text:style-name="T11">1</text:span></text:p>
            <draw:enhanced-geometry svg:viewBox="0 0 21600 21600" draw:type="mso-spt202" draw:enhanced-path="M 0 0 L 21600 0 21600 21600 0 21600 0 0 Z N"/>
          </draw:custom-shape>
        </draw:g>
        <draw:custom-shape draw:name="BlokTextu 266" draw:style-name="gr29" draw:text-style-name="P24" draw:layer="layout" svg:width="3.572cm" svg:height="0.793cm" svg:x="21.381cm" svg:y="5.287cm">
          <text:list text:style-name="L1">
            <text:list-header>
              <text:p text:style-name="P23"><text:span text:style-name="T12">MemToReg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32" draw:style-name="gr2" draw:text-style-name="P1" draw:layer="layout" svg:x1="13.537cm" svg:y1="13.563cm" svg:x2="13.537cm" svg:y2="9.863cm">
          <text:p/>
        </draw:line>
        <draw:line draw:name="Rovná spojnica 233" draw:style-name="gr2" draw:text-style-name="P1" draw:layer="layout" svg:x1="13.537cm" svg:y1="9.863cm" svg:x2="13.749cm" svg:y2="9.863cm">
          <text:p/>
        </draw:line>
        <draw:custom-shape draw:name="BlokTextu 113" draw:style-name="gr30" draw:text-style-name="P7" draw:layer="layout" svg:width="2.395cm" svg:height="0.793cm" svg:x="14.028cm" svg:y="10.353cm">
          <text:list text:style-name="L1">
            <text:list-header>
              <text:p text:style-name="P6"><text:span text:style-name="T2">W</text:span><text:span text:style-name="T2">r</text:span><text:span text:style-name="T2">i</text:span><text:span text:style-name="T2">t</text:span><text:span text:style-name="T2">e</text:span><text:span text:style-name="T2">D</text:span><text:span text:style-name="T2">a</text:span><text:span text:style-name="T2">t</text:span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42">
          <draw:custom-shape draw:name="Lichobežník 43" draw:style-name="gr27" draw:text-style-name="P11" draw:layer="layout" svg:width="1.266cm" svg:height="0.595cm" draw:transform="rotate (-1.5707963267949) translate (14.282cm 8.947cm)">
            <text:p/>
            <draw:enhanced-geometry svg:viewBox="0 0 455467 214314" draw:extrusion-allowed="true" draw:text-areas="39991 18817 415476 214314" draw:glue-points="227734 0 29993 107157 227734 214314 425474 107157" draw:type="mso-spt100" draw:enhanced-path="M 0 214314 L 59986 0 395481 0 455467 214314 Z N"/>
          </draw:custom-shape>
          <draw:custom-shape draw:name="BlokTextu 44" draw:style-name="gr28" draw:text-style-name="P10" draw:layer="layout" svg:width="0.515cm" svg:height="0.877cm" svg:x="13.689cm" svg:y="8.868cm">
            <text:p text:style-name="P8"><text:span text:style-name="T11">0</text:span></text:p>
            <draw:enhanced-geometry svg:viewBox="0 0 21600 21600" draw:type="mso-spt202" draw:enhanced-path="M 0 0 L 21600 0 21600 21600 0 21600 0 0 Z N"/>
          </draw:custom-shape>
          <draw:custom-shape draw:name="BlokTextu 154" draw:style-name="gr28" draw:text-style-name="P10" draw:layer="layout" svg:width="0.515cm" svg:height="0.877cm" svg:x="13.715cm" svg:y="9.397cm">
            <text:p text:style-name="P8"><text:span text:style-name="T11">1</text:span></text:p>
            <draw:enhanced-geometry svg:viewBox="0 0 21600 21600" draw:type="mso-spt202" draw:enhanced-path="M 0 0 L 21600 0 21600 21600 0 21600 0 0 Z N"/>
          </draw:custom-shape>
        </draw:g>
        <draw:custom-shape draw:name="Elipsa 116" draw:style-name="gr31" draw:text-style-name="P25" draw:layer="layout" svg:width="3.201cm" svg:height="1.111cm" svg:x="12.83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Voľná forma 52_5" draw:style-name="gr32" draw:text-style-name="P27" draw:layer="layout" svg:width="3.069cm" svg:height="1.667cm" svg:x="8.233cm" svg:y="12.448cm">
          <text:list text:style-name="L2">
            <text:list-header>
              <text:p text:style-name="P26"><text:span text:style-name="T13">Imm 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BlokTextu 237_1" draw:style-name="gr33" draw:text-style-name="P7" draw:layer="layout" svg:width="1.468cm" svg:height="0.793cm" svg:x="7.309cm" svg:y="7.562cm">
          <text:list text:style-name="L1">
            <text:list-header>
              <text:p text:style-name="P6"><text:span text:style-name="T14">1</text:span><text:span text:style-name="T14">9</text:span><text:span text:style-name="T14">:</text:span><text:span text:style-name="T14">1</text:span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78_1" draw:style-name="gr34" draw:text-style-name="P3" draw:layer="layout" svg:width="1.468cm" svg:height="0.793cm" svg:x="7.353cm" svg:y="8.674cm">
          <text:list text:style-name="L1">
            <text:list-header>
              <text:p text:style-name="P2"><text:span text:style-name="T14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_2" draw:style-name="gr35" draw:text-style-name="P3" draw:layer="layout" svg:width="1.167cm" svg:height="0.793cm" svg:x="7.346cm" svg:y="9.386cm">
          <text:list text:style-name="L1">
            <text:list-header>
              <text:p text:style-name="P2"><text:span text:style-name="T14">1</text:span><text:span text:style-name="T14">1</text:span><text:span text:style-name="T14">:</text:span><text:span text:style-name="T1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_2" draw:style-name="gr36" draw:text-style-name="P7" draw:layer="layout" svg:width="3.013cm" svg:height="1.385cm" svg:x="7.396cm" svg:y="11.874cm">
          <text:list text:style-name="L1">
            <text:list-header>
              <text:p text:style-name="P6"><text:span text:style-name="T14">31:25, </text:span><text:span text:style-name="T15">24:20</text:span></text:p>
            </text:list-header>
            <text:list-item>
              <text:p text:style-name="P6"><text:span text:style-name="T16">11:7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7" draw:layer="layout" svg:width="13.968cm" svg:height="10.476cm" svg:x="3.81cm" svg:y="2.123cm" draw:page-number="1" presentation:class="page"/>
          <draw:frame presentation:style-name="pr1" draw:text-style-name="P2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29M17S</meta:editing-duration>
    <meta:editing-cycles>278</meta:editing-cycles>
    <meta:generator>LibreOffice/6.4.7.2$Linux_X86_64 LibreOffice_project/40$Build-2</meta:generator>
    <dc:date>2022-12-15T16:20:56.294086379</dc:date>
    <dc:description>https://cw.fel.cvut.cz/wiki/courses/b35apo/start</dc:description>
    <dc:subject>B35APO - Computer Architectures</dc:subject>
    <dc:title>Central Processing Unit (CPU)</dc:title>
    <meta:document-statistic meta:object-count="124"/>
  </office:meta>
</office:document-meta>
</file>